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215cm" draw:marker-end-width="0.215cm" draw:fill="solid" draw:fill-color="#ffffff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svg:stroke-width="0.02cm" svg:stroke-color="#000000" draw:marker-start-width="0.23cm" draw:marker-end-width="0.23cm" draw:fill="none" draw:textarea-vertical-align="middle" draw:auto-grow-height="false" fo:min-height="0.749cm" fo:min-width="0.499cm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objectwithoutfill">
      <style:graphic-properties svg:stroke-width="0.02cm" svg:stroke-color="#000000" draw:marker-start-width="0.23cm" draw:marker-end="Arrowheads_20_1" draw:marker-end-width="0.33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fo:min-height="0.754cm"/>
    </style:style>
    <style:style style:name="gr6" style:family="graphic" style:parent-style-name="standard">
      <style:graphic-properties draw:stroke="none" svg:stroke-color="#000000" draw:fill="none" draw:fill-color="#ffffff" fo:min-height="0.753cm"/>
    </style:style>
    <style:style style:name="gr7" style:family="graphic" style:parent-style-name="standard">
      <style:graphic-properties draw:stroke="none" svg:stroke-color="#000000" draw:fill="none" draw:fill-color="#ffffff" fo:min-height="1.264cm"/>
    </style:style>
    <style:style style:name="gr8" style:family="graphic" style:parent-style-name="standard">
      <style:graphic-properties draw:stroke="none" svg:stroke-color="#000000" draw:fill="none" draw:fill-color="#ffffff" fo:min-height="0.339cm"/>
    </style:style>
    <style:style style:name="gr9" style:family="graphic" style:parent-style-name="standard">
      <style:graphic-properties draw:stroke="none" svg:stroke-color="#000000" draw:fill="none" draw:fill-color="#ffffff" fo:min-height="0.389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draw:stroke="none" svg:stroke-color="#000000" draw:fill="none" draw:fill-color="#ffffff" fo:min-height="0.3cm"/>
    </style:style>
    <style:style style:name="gr12" style:family="graphic" style:parent-style-name="standard">
      <style:graphic-properties svg:stroke-width="0.01cm" draw:marker-start-width="0.215cm" draw:marker-end-width="0.215cm" draw:fill="solid" draw:fill-color="#ffffff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2" draw:layer="layout" svg:width="0.4cm" svg:height="0.8cm" svg:x="8.4cm" svg:y="4.2cm">
              <text:p text:style-name="P1"><text:span text:style-name="T1">m</text:span></text:p>
            </draw:rect>
            <draw:rect draw:style-name="gr1" draw:text-style-name="P2" draw:layer="layout" svg:width="0.4cm" svg:height="0.8cm" svg:x="6.1cm" svg:y="4.2cm">
              <text:p text:style-name="P1"><text:span text:style-name="T1">x</text:span></text:p>
            </draw:rect>
            <draw:rect draw:style-name="gr1" draw:text-style-name="P2" xml:id="id2" draw:id="id2" draw:layer="layout" svg:width="0.4cm" svg:height="0.8cm" svg:x="8cm" svg:y="4.2cm">
              <text:p text:style-name="P1"><text:span text:style-name="T1">x</text:span></text:p>
            </draw:rect>
            <draw:rect draw:style-name="gr1" draw:text-style-name="P2" draw:layer="layout" svg:width="0.4cm" svg:height="0.8cm" svg:x="7.6cm" svg:y="4.2cm">
              <text:p text:style-name="P1"><text:span text:style-name="T1">x</text:span></text:p>
            </draw:rect>
            <draw:rect draw:style-name="gr1" draw:text-style-name="P2" draw:layer="layout" svg:width="0.4cm" svg:height="0.8cm" svg:x="7.2cm" svg:y="4.2cm">
              <text:p text:style-name="P1"><text:span text:style-name="T1">x</text:span></text:p>
            </draw:rect>
            <draw:rect draw:style-name="gr1" draw:text-style-name="P2" draw:layer="layout" svg:width="0.4cm" svg:height="0.8cm" svg:x="10cm" svg:y="4.2cm">
              <text:p text:style-name="P1"><text:span text:style-name="T1">m</text:span></text:p>
            </draw:rect>
            <draw:rect draw:style-name="gr1" draw:text-style-name="P2" draw:layer="layout" svg:width="0.4cm" svg:height="0.8cm" svg:x="9.6cm" svg:y="4.2cm">
              <text:p text:style-name="P1"><text:span text:style-name="T1">m</text:span></text:p>
            </draw:rect>
            <draw:rect draw:style-name="gr1" draw:text-style-name="P2" draw:layer="layout" svg:width="0.4cm" svg:height="0.8cm" svg:x="9.2cm" svg:y="4.2cm">
              <text:p text:style-name="P1"><text:span text:style-name="T1">...</text:span></text:p>
            </draw:rect>
            <draw:rect draw:style-name="gr1" draw:text-style-name="P2" draw:layer="layout" svg:width="0.4cm" svg:height="0.8cm" svg:x="8.8cm" svg:y="4.2cm">
              <text:p text:style-name="P1"><text:span text:style-name="T1">m</text:span></text:p>
            </draw:rect>
            <draw:rect draw:style-name="gr1" draw:text-style-name="P2" draw:layer="layout" svg:width="0.7cm" svg:height="0.8cm" svg:x="6.5cm" svg:y="4.2cm">
              <text:p text:style-name="P1"><text:span text:style-name="T1">...</text:span></text:p>
            </draw:rect>
            <draw:custom-shape draw:style-name="gr2" draw:text-style-name="P1" draw:layer="layout" svg:width="0.3cm" svg:height="2.1cm" draw:transform="rotate (-1.57079632679579) translate (8.3cm 3.8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2" draw:text-style-name="P1" draw:layer="layout" svg:width="0.3cm" svg:height="1.8cm" draw:transform="rotate (-1.57079632679579) translate (10.3cm 3.8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3" draw:text-style-name="P3" draw:layer="layout" svg:width="2.6cm" svg:height="0.95cm" svg:x="6.6cm" svg:y="3.25cm">
              <draw:text-box>
                <text:p><text:span text:style-name="T2">Base</text:span></text:p>
              </draw:text-box>
            </draw:frame>
            <draw:frame draw:style-name="gr3" draw:text-style-name="P3" draw:layer="layout" svg:width="2.6cm" svg:height="0.95cm" svg:x="8.8cm" svg:y="3.3cm">
              <draw:text-box>
                <text:p><text:span text:style-name="T2">Mask</text:span></text:p>
              </draw:text-box>
            </draw:frame>
            <draw:frame draw:style-name="gr3" draw:text-style-name="P3" xml:id="id1" draw:id="id1" draw:layer="layout" svg:width="4.4cm" svg:height="1.039cm" svg:x="8.8cm" svg:y="5.2cm">
              <draw:text-box>
                <text:p><text:span text:style-name="T2">The sense of the mask bits depend on this bit. <text:s/></text:span></text:p>
              </draw:text-box>
            </draw:frame>
            <draw:connector draw:style-name="gr4" draw:text-style-name="P1" draw:layer="layout" draw:type="curve" svg:x1="8.8cm" svg:y1="5.719cm" svg:x2="8.2cm" svg:y2="5cm" draw:start-shape="id1" draw:start-glue-point="3" draw:end-shape="id2" draw:end-glue-point="2" svg:d="m8800 5719c-400 0-600-239-600-719">
              <text:p/>
            </draw:connector>
          </draw:g>
          <draw:g>
            <draw:rect draw:style-name="gr1" draw:text-style-name="P2" draw:layer="layout" svg:width="0.4cm" svg:height="0.8cm" svg:x="8.4cm" svg:y="7.331cm">
              <text:p text:style-name="P1"><text:span text:style-name="T1">1</text:span></text:p>
            </draw:rect>
            <draw:rect draw:style-name="gr1" draw:text-style-name="P2" draw:layer="layout" svg:width="0.4cm" svg:height="0.8cm" svg:x="6.1cm" svg:y="7.331cm">
              <text:p text:style-name="P1"><text:span text:style-name="T1">x</text:span></text:p>
            </draw:rect>
            <draw:rect draw:style-name="gr1" draw:text-style-name="P2" xml:id="id4" draw:id="id4" draw:layer="layout" svg:width="0.4cm" svg:height="0.8cm" svg:x="8cm" svg:y="7.331cm">
              <text:p text:style-name="P1"><text:span text:style-name="T1">0</text:span></text:p>
            </draw:rect>
            <draw:rect draw:style-name="gr1" draw:text-style-name="P2" draw:layer="layout" svg:width="0.4cm" svg:height="0.8cm" svg:x="7.6cm" svg:y="7.331cm">
              <text:p text:style-name="P1"><text:span text:style-name="T1">x</text:span></text:p>
            </draw:rect>
            <draw:rect draw:style-name="gr1" draw:text-style-name="P2" draw:layer="layout" svg:width="0.4cm" svg:height="0.8cm" svg:x="7.2cm" svg:y="7.331cm">
              <text:p text:style-name="P1"><text:span text:style-name="T1">x</text:span></text:p>
            </draw:rect>
            <draw:rect draw:style-name="gr1" draw:text-style-name="P2" draw:layer="layout" svg:width="0.4cm" svg:height="0.8cm" svg:x="10cm" svg:y="7.331cm">
              <text:p text:style-name="P1"><text:span text:style-name="T1">1</text:span></text:p>
            </draw:rect>
            <draw:rect draw:style-name="gr1" draw:text-style-name="P2" draw:layer="layout" svg:width="0.4cm" svg:height="0.8cm" svg:x="9.6cm" svg:y="7.331cm">
              <text:p text:style-name="P1"><text:span text:style-name="T1">1</text:span></text:p>
            </draw:rect>
            <draw:rect draw:style-name="gr1" draw:text-style-name="P2" draw:layer="layout" svg:width="0.4cm" svg:height="0.8cm" svg:x="9.2cm" svg:y="7.331cm">
              <text:p text:style-name="P1"><text:span text:style-name="T1">...</text:span></text:p>
            </draw:rect>
            <draw:rect draw:style-name="gr1" draw:text-style-name="P2" draw:layer="layout" svg:width="0.4cm" svg:height="0.8cm" svg:x="8.8cm" svg:y="7.331cm">
              <text:p text:style-name="P1"><text:span text:style-name="T1">1</text:span></text:p>
            </draw:rect>
            <draw:rect draw:style-name="gr1" draw:text-style-name="P2" draw:layer="layout" svg:width="0.7cm" svg:height="0.8cm" svg:x="6.5cm" svg:y="7.331cm">
              <text:p text:style-name="P1"><text:span text:style-name="T1">...</text:span></text:p>
            </draw:rect>
            <draw:custom-shape draw:style-name="gr2" draw:text-style-name="P1" draw:layer="layout" svg:width="0.3cm" svg:height="2.1cm" draw:transform="rotate (-1.57079632679579) translate (8.3cm 6.931cm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2" draw:text-style-name="P1" draw:layer="layout" svg:width="0.3cm" svg:height="1.8cm" draw:transform="rotate (-1.57079632679579) translate (10.3cm 6.931cm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5" draw:text-style-name="P3" draw:layer="layout" svg:width="2.6cm" svg:height="1.004cm" svg:x="6.6cm" svg:y="6.381cm">
              <draw:text-box>
                <text:p><text:span text:style-name="T2">Base</text:span></text:p>
              </draw:text-box>
            </draw:frame>
            <draw:frame draw:style-name="gr6" draw:text-style-name="P3" draw:layer="layout" svg:width="2.6cm" svg:height="1.003cm" svg:x="8.8cm" svg:y="6.431cm">
              <draw:text-box>
                <text:p><text:span text:style-name="T2">Mask</text:span></text:p>
              </draw:text-box>
            </draw:frame>
            <draw:frame draw:style-name="gr7" draw:text-style-name="P3" xml:id="id3" draw:id="id3" draw:layer="layout" svg:width="4.4cm" svg:height="1.514cm" svg:x="8.8cm" svg:y="8.331cm">
              <draw:text-box>
                <text:p><text:span text:style-name="T2">If the lowest base bit is a 0, then mask bits are 1s. <text:s/></text:span></text:p>
              </draw:text-box>
            </draw:frame>
            <draw:connector draw:style-name="gr4" draw:text-style-name="P1" draw:layer="layout" draw:type="curve" svg:x1="8.8cm" svg:y1="9.088cm" svg:x2="8.2cm" svg:y2="8.131cm" draw:start-shape="id3" draw:start-glue-point="3" draw:end-shape="id4" draw:end-glue-point="2" svg:d="m8800 9088c-400 0-600-319-600-957">
              <text:p/>
            </draw:connector>
          </draw:g>
          <draw:g>
            <draw:rect draw:style-name="gr1" draw:text-style-name="P2" draw:layer="layout" svg:width="0.4cm" svg:height="0.8cm" svg:x="8.4cm" svg:y="10.461cm">
              <text:p text:style-name="P1"><text:span text:style-name="T1">0</text:span></text:p>
            </draw:rect>
            <draw:rect draw:style-name="gr1" draw:text-style-name="P2" draw:layer="layout" svg:width="0.4cm" svg:height="0.8cm" svg:x="6.1cm" svg:y="10.461cm">
              <text:p text:style-name="P1"><text:span text:style-name="T1">x</text:span></text:p>
            </draw:rect>
            <draw:rect draw:style-name="gr1" draw:text-style-name="P2" xml:id="id6" draw:id="id6" draw:layer="layout" svg:width="0.4cm" svg:height="0.8cm" svg:x="8cm" svg:y="10.461cm">
              <text:p text:style-name="P1"><text:span text:style-name="T1">1</text:span></text:p>
            </draw:rect>
            <draw:rect draw:style-name="gr1" draw:text-style-name="P2" draw:layer="layout" svg:width="0.4cm" svg:height="0.8cm" svg:x="7.6cm" svg:y="10.461cm">
              <text:p text:style-name="P1"><text:span text:style-name="T1">x</text:span></text:p>
            </draw:rect>
            <draw:rect draw:style-name="gr1" draw:text-style-name="P2" draw:layer="layout" svg:width="0.4cm" svg:height="0.8cm" svg:x="7.2cm" svg:y="10.461cm">
              <text:p text:style-name="P1"><text:span text:style-name="T1">x</text:span></text:p>
            </draw:rect>
            <draw:rect draw:style-name="gr1" draw:text-style-name="P2" draw:layer="layout" svg:width="0.4cm" svg:height="0.8cm" svg:x="10cm" svg:y="10.461cm">
              <text:p text:style-name="P1"><text:span text:style-name="T1">0</text:span></text:p>
            </draw:rect>
            <draw:rect draw:style-name="gr1" draw:text-style-name="P2" draw:layer="layout" svg:width="0.4cm" svg:height="0.8cm" svg:x="9.6cm" svg:y="10.461cm">
              <text:p text:style-name="P1"><text:span text:style-name="T1">0</text:span></text:p>
            </draw:rect>
            <draw:rect draw:style-name="gr1" draw:text-style-name="P2" draw:layer="layout" svg:width="0.4cm" svg:height="0.8cm" svg:x="9.2cm" svg:y="10.461cm">
              <text:p text:style-name="P1"><text:span text:style-name="T1">...</text:span></text:p>
            </draw:rect>
            <draw:rect draw:style-name="gr1" draw:text-style-name="P2" draw:layer="layout" svg:width="0.4cm" svg:height="0.8cm" svg:x="8.8cm" svg:y="10.461cm">
              <text:p text:style-name="P1"><text:span text:style-name="T1">0</text:span></text:p>
            </draw:rect>
            <draw:rect draw:style-name="gr1" draw:text-style-name="P2" draw:layer="layout" svg:width="0.7cm" svg:height="0.8cm" svg:x="6.5cm" svg:y="10.461cm">
              <text:p text:style-name="P1"><text:span text:style-name="T1">...</text:span></text:p>
            </draw:rect>
            <draw:custom-shape draw:style-name="gr2" draw:text-style-name="P1" draw:layer="layout" svg:width="0.3cm" svg:height="2.1cm" draw:transform="rotate (-1.57079632679579) translate (8.256cm 10.104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2" draw:text-style-name="P1" draw:layer="layout" svg:width="0.3cm" svg:height="1.8cm" draw:transform="rotate (-1.57079632679579) translate (10.3cm 10.061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8" draw:text-style-name="P3" draw:layer="layout" svg:width="1.5cm" svg:height="0.645cm" svg:x="6.6cm" svg:y="9.511cm">
              <draw:text-box>
                <text:p><text:span text:style-name="T2">Base</text:span></text:p>
              </draw:text-box>
            </draw:frame>
            <draw:frame draw:style-name="gr9" draw:text-style-name="P3" draw:layer="layout" svg:width="1.5cm" svg:height="0.645cm" svg:x="8.8cm" svg:y="9.561cm">
              <draw:text-box>
                <text:p><text:span text:style-name="T2">Mask</text:span></text:p>
              </draw:text-box>
            </draw:frame>
            <draw:frame draw:style-name="gr3" draw:text-style-name="P3" xml:id="id5" draw:id="id5" draw:layer="layout" svg:width="4.4cm" svg:height="1.433cm" svg:x="8.8cm" svg:y="11.461cm">
              <draw:text-box>
                <text:p><text:span text:style-name="T2">If the lowest base bit is a 1, then mask bits are 0s. <text:s/></text:span></text:p>
              </draw:text-box>
            </draw:frame>
            <draw:connector draw:style-name="gr4" draw:text-style-name="P1" draw:layer="layout" draw:type="curve" svg:x1="8.8cm" svg:y1="12.177cm" svg:x2="8.2cm" svg:y2="11.261cm" draw:start-shape="id5" draw:start-glue-point="3" draw:end-shape="id6" draw:end-glue-point="2" svg:d="m8800 12177c-400 0-600-305-600-916">
              <text:p/>
            </draw:connector>
          </draw:g>
        </draw:g>
        <draw:g>
          <draw:rect draw:style-name="gr1" draw:text-style-name="P2" draw:layer="layout" svg:width="0.4cm" svg:height="0.8cm" svg:x="7.7cm" svg:y="16.2cm">
            <text:p text:style-name="P1"><text:span text:style-name="T1">0</text:span></text:p>
          </draw:rect>
          <draw:rect draw:style-name="gr1" draw:text-style-name="P2" draw:layer="layout" svg:width="0.4cm" svg:height="0.8cm" svg:x="5.4cm" svg:y="16.2cm">
            <text:p text:style-name="P1"><text:span text:style-name="T1">x</text:span></text:p>
          </draw:rect>
          <draw:rect draw:style-name="gr1" draw:text-style-name="P2" draw:layer="layout" svg:width="0.4cm" svg:height="0.8cm" svg:x="7.3cm" svg:y="16.2cm">
            <text:p text:style-name="P1"><text:span text:style-name="T1">x</text:span></text:p>
          </draw:rect>
          <draw:rect draw:style-name="gr1" draw:text-style-name="P2" xml:id="id7" draw:id="id7" draw:layer="layout" svg:width="0.4cm" svg:height="0.8cm" svg:x="6.9cm" svg:y="16.2cm">
            <text:p text:style-name="P1"><text:span text:style-name="T1">x</text:span></text:p>
          </draw:rect>
          <draw:rect draw:style-name="gr1" draw:text-style-name="P2" draw:layer="layout" svg:width="0.4cm" svg:height="0.8cm" svg:x="6.5cm" svg:y="16.2cm">
            <text:p text:style-name="P1"><text:span text:style-name="T1">x</text:span></text:p>
          </draw:rect>
          <draw:rect draw:style-name="gr1" draw:text-style-name="P2" draw:layer="layout" svg:width="0.4cm" svg:height="0.8cm" svg:x="9.3cm" svg:y="16.2cm">
            <text:p text:style-name="P1"><text:span text:style-name="T1">0</text:span></text:p>
          </draw:rect>
          <draw:rect draw:style-name="gr1" draw:text-style-name="P2" draw:layer="layout" svg:width="0.4cm" svg:height="0.8cm" svg:x="8.9cm" svg:y="16.2cm">
            <text:p text:style-name="P1"><text:span text:style-name="T1">0</text:span></text:p>
          </draw:rect>
          <draw:rect draw:style-name="gr1" draw:text-style-name="P2" draw:layer="layout" svg:width="0.4cm" svg:height="0.8cm" svg:x="8.5cm" svg:y="16.2cm">
            <text:p text:style-name="P1"><text:span text:style-name="T1">...</text:span></text:p>
          </draw:rect>
          <draw:rect draw:style-name="gr1" draw:text-style-name="P2" draw:layer="layout" svg:width="0.4cm" svg:height="0.8cm" svg:x="8.1cm" svg:y="16.2cm">
            <text:p text:style-name="P1"><text:span text:style-name="T1">0</text:span></text:p>
          </draw:rect>
          <draw:rect draw:style-name="gr1" draw:text-style-name="P2" draw:layer="layout" svg:width="0.7cm" svg:height="0.8cm" svg:x="5.8cm" svg:y="16.2cm">
            <text:p text:style-name="P1"><text:span text:style-name="T1">...</text:span></text:p>
          </draw:rect>
          <draw:custom-shape draw:style-name="gr2" draw:text-style-name="P1" draw:layer="layout" svg:width="0.3cm" svg:height="2.1cm" draw:transform="rotate (1.5707963267946) translate (7.9cm 18.8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1" draw:layer="layout" svg:width="0.3cm" svg:height="1.8cm" draw:transform="rotate (1.5707963267946) translate (10.2cm 18.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3" draw:layer="layout" svg:width="1.4cm" svg:height="0.645cm" svg:x="8.2cm" svg:y="18.7cm">
            <draw:text-box>
              <text:p><text:span text:style-name="T2">Base</text:span></text:p>
            </draw:text-box>
          </draw:frame>
          <draw:frame draw:style-name="gr11" draw:text-style-name="P3" draw:layer="layout" svg:width="1.4cm" svg:height="0.645cm" svg:x="10.4cm" svg:y="18.7cm">
            <draw:text-box>
              <text:p><text:span text:style-name="T2">Mask</text:span></text:p>
            </draw:text-box>
          </draw:frame>
          <draw:rect draw:style-name="gr1" draw:text-style-name="P2" draw:layer="layout" svg:width="0.4cm" svg:height="0.8cm" svg:x="10.1cm" svg:y="17.6cm">
            <text:p text:style-name="P1"><text:span text:style-name="T1">x</text:span></text:p>
          </draw:rect>
          <draw:rect draw:style-name="gr1" draw:text-style-name="P2" draw:layer="layout" svg:width="0.4cm" svg:height="0.8cm" svg:x="7.8cm" svg:y="17.6cm">
            <text:p text:style-name="P1"><text:span text:style-name="T1">x</text:span></text:p>
          </draw:rect>
          <draw:rect draw:style-name="gr1" draw:text-style-name="P2" draw:layer="layout" svg:width="0.4cm" svg:height="0.8cm" svg:x="9.7cm" svg:y="17.6cm">
            <text:p text:style-name="P1"><text:span text:style-name="T1">x</text:span></text:p>
          </draw:rect>
          <draw:rect draw:style-name="gr1" draw:text-style-name="P2" draw:layer="layout" svg:width="0.4cm" svg:height="0.8cm" svg:x="9.3cm" svg:y="17.6cm">
            <text:p text:style-name="P1"><text:span text:style-name="T1">x</text:span></text:p>
          </draw:rect>
          <draw:rect draw:style-name="gr1" draw:text-style-name="P2" draw:layer="layout" svg:width="0.4cm" svg:height="0.8cm" svg:x="8.9cm" svg:y="17.6cm">
            <text:p text:style-name="P1"><text:span text:style-name="T1">x</text:span></text:p>
          </draw:rect>
          <draw:rect draw:style-name="gr1" draw:text-style-name="P2" draw:layer="layout" svg:width="0.4cm" svg:height="0.8cm" svg:x="11.7cm" svg:y="17.6cm">
            <text:p text:style-name="P1"><text:span text:style-name="T1">x</text:span></text:p>
          </draw:rect>
          <draw:rect draw:style-name="gr1" draw:text-style-name="P2" draw:layer="layout" svg:width="0.4cm" svg:height="0.8cm" svg:x="11.3cm" svg:y="17.6cm">
            <text:p text:style-name="P1"><text:span text:style-name="T1">x</text:span></text:p>
          </draw:rect>
          <draw:rect draw:style-name="gr1" draw:text-style-name="P2" draw:layer="layout" svg:width="0.4cm" svg:height="0.8cm" svg:x="10.9cm" svg:y="17.6cm">
            <text:p text:style-name="P1"><text:span text:style-name="T1">...</text:span></text:p>
          </draw:rect>
          <draw:rect draw:style-name="gr1" draw:text-style-name="P2" draw:layer="layout" svg:width="0.4cm" svg:height="0.8cm" svg:x="10.5cm" svg:y="17.6cm">
            <text:p text:style-name="P1"><text:span text:style-name="T1">x</text:span></text:p>
          </draw:rect>
          <draw:rect draw:style-name="gr1" draw:text-style-name="P2" draw:layer="layout" svg:width="0.7cm" svg:height="0.8cm" svg:x="8.2cm" svg:y="17.6cm">
            <text:p text:style-name="P1"><text:span text:style-name="T1">...</text:span></text:p>
          </draw:rect>
          <draw:rect draw:style-name="gr1" draw:text-style-name="P2" draw:layer="layout" svg:width="0.4cm" svg:height="0.8cm" svg:x="12.5cm" svg:y="16.2cm">
            <text:p text:style-name="P1"><text:span text:style-name="T1">m</text:span></text:p>
          </draw:rect>
          <draw:rect draw:style-name="gr12" draw:text-style-name="P2" draw:layer="layout" svg:width="0.4cm" svg:height="0.8cm" svg:x="10.2cm" svg:y="16.2cm">
            <text:p/>
          </draw:rect>
          <draw:rect draw:style-name="gr12" draw:text-style-name="P2" draw:layer="layout" svg:width="0.4cm" svg:height="0.8cm" svg:x="12.1cm" svg:y="16.2cm">
            <text:p/>
          </draw:rect>
          <draw:rect draw:style-name="gr12" draw:text-style-name="P2" draw:layer="layout" svg:width="0.4cm" svg:height="0.8cm" svg:x="11.7cm" svg:y="16.2cm">
            <text:p/>
          </draw:rect>
          <draw:rect draw:style-name="gr12" draw:text-style-name="P2" draw:layer="layout" svg:width="0.4cm" svg:height="0.8cm" svg:x="11.3cm" svg:y="16.2cm">
            <text:p/>
          </draw:rect>
          <draw:rect draw:style-name="gr1" draw:text-style-name="P2" draw:layer="layout" svg:width="0.4cm" svg:height="0.8cm" svg:x="14.1cm" svg:y="16.2cm">
            <text:p text:style-name="P1"><text:span text:style-name="T1">m</text:span></text:p>
          </draw:rect>
          <draw:rect draw:style-name="gr1" draw:text-style-name="P2" draw:layer="layout" svg:width="0.4cm" svg:height="0.8cm" svg:x="13.7cm" svg:y="16.2cm">
            <text:p text:style-name="P1"><text:span text:style-name="T1">m</text:span></text:p>
          </draw:rect>
          <draw:rect draw:style-name="gr1" draw:text-style-name="P2" xml:id="id9" draw:id="id9" draw:layer="layout" svg:width="0.4cm" svg:height="0.8cm" svg:x="13.3cm" svg:y="16.2cm">
            <text:p text:style-name="P1"><text:span text:style-name="T1">...</text:span></text:p>
          </draw:rect>
          <draw:rect draw:style-name="gr1" draw:text-style-name="P2" draw:layer="layout" svg:width="0.4cm" svg:height="0.8cm" svg:x="12.9cm" svg:y="16.2cm">
            <text:p text:style-name="P1"><text:span text:style-name="T1">m</text:span></text:p>
          </draw:rect>
          <draw:rect draw:style-name="gr1" draw:text-style-name="P2" draw:layer="layout" svg:width="0.7cm" svg:height="0.8cm" svg:x="10.6cm" svg:y="16.2cm">
            <text:p text:style-name="P1"><text:span text:style-name="T1">...</text:span></text:p>
          </draw:rect>
          <draw:rect draw:style-name="gr1" draw:text-style-name="P2" draw:layer="layout" svg:width="0.4cm" svg:height="0.8cm" svg:x="10.095cm" svg:y="17.595cm">
            <text:p text:style-name="P1"><text:span text:style-name="T1">x</text:span></text:p>
          </draw:rect>
          <draw:rect draw:style-name="gr1" draw:text-style-name="P2" draw:layer="layout" svg:width="0.4cm" svg:height="0.8cm" svg:x="7.795cm" svg:y="17.595cm">
            <text:p text:style-name="P1"><text:span text:style-name="T1">x</text:span></text:p>
          </draw:rect>
          <draw:rect draw:style-name="gr1" draw:text-style-name="P2" draw:layer="layout" svg:width="0.4cm" svg:height="0.8cm" svg:x="9.695cm" svg:y="17.595cm">
            <text:p text:style-name="P1"><text:span text:style-name="T1">x</text:span></text:p>
          </draw:rect>
          <draw:rect draw:style-name="gr1" draw:text-style-name="P2" draw:layer="layout" svg:width="0.4cm" svg:height="0.8cm" svg:x="9.295cm" svg:y="17.595cm">
            <text:p text:style-name="P1"><text:span text:style-name="T1">x</text:span></text:p>
          </draw:rect>
          <draw:rect draw:style-name="gr1" draw:text-style-name="P2" draw:layer="layout" svg:width="0.4cm" svg:height="0.8cm" svg:x="8.895cm" svg:y="17.595cm">
            <text:p text:style-name="P1"><text:span text:style-name="T1">x</text:span></text:p>
          </draw:rect>
          <draw:rect draw:style-name="gr1" draw:text-style-name="P2" draw:layer="layout" svg:width="0.4cm" svg:height="0.8cm" svg:x="11.695cm" svg:y="17.595cm">
            <text:p text:style-name="P1"><text:span text:style-name="T1">x</text:span></text:p>
          </draw:rect>
          <draw:rect draw:style-name="gr1" draw:text-style-name="P2" draw:layer="layout" svg:width="0.4cm" svg:height="0.8cm" svg:x="11.295cm" svg:y="17.595cm">
            <text:p text:style-name="P1"><text:span text:style-name="T1">x</text:span></text:p>
          </draw:rect>
          <draw:rect draw:style-name="gr1" draw:text-style-name="P2" draw:layer="layout" svg:width="0.4cm" svg:height="0.8cm" svg:x="10.895cm" svg:y="17.595cm">
            <text:p text:style-name="P1"><text:span text:style-name="T1">...</text:span></text:p>
          </draw:rect>
          <draw:rect draw:style-name="gr1" draw:text-style-name="P2" draw:layer="layout" svg:width="0.4cm" svg:height="0.8cm" svg:x="10.495cm" svg:y="17.595cm">
            <text:p text:style-name="P1"><text:span text:style-name="T1">x</text:span></text:p>
          </draw:rect>
          <draw:rect draw:style-name="gr1" draw:text-style-name="P2" draw:layer="layout" svg:width="0.7cm" svg:height="0.8cm" svg:x="8.195cm" svg:y="17.595cm">
            <text:p text:style-name="P1"><text:span text:style-name="T1">...</text:span></text:p>
          </draw:rect>
          <draw:rect draw:style-name="gr1" draw:text-style-name="P2" draw:layer="layout" svg:width="0.4cm" svg:height="0.8cm" svg:x="10.095cm" svg:y="17.595cm">
            <text:p text:style-name="P1"><text:span text:style-name="T1">m</text:span></text:p>
          </draw:rect>
          <draw:rect draw:style-name="gr1" draw:text-style-name="P2" draw:layer="layout" svg:width="0.4cm" svg:height="0.8cm" svg:x="7.795cm" svg:y="17.595cm">
            <text:p text:style-name="P1"><text:span text:style-name="T1">x</text:span></text:p>
          </draw:rect>
          <draw:rect draw:style-name="gr1" draw:text-style-name="P2" draw:layer="layout" svg:width="0.4cm" svg:height="0.8cm" svg:x="9.695cm" svg:y="17.595cm">
            <text:p text:style-name="P1"><text:span text:style-name="T1">x</text:span></text:p>
          </draw:rect>
          <draw:rect draw:style-name="gr1" draw:text-style-name="P2" draw:layer="layout" svg:width="0.4cm" svg:height="0.8cm" svg:x="9.295cm" svg:y="17.595cm">
            <text:p text:style-name="P1"><text:span text:style-name="T1">x</text:span></text:p>
          </draw:rect>
          <draw:rect draw:style-name="gr1" draw:text-style-name="P2" xml:id="id8" draw:id="id8" draw:layer="layout" svg:width="0.4cm" svg:height="0.8cm" svg:x="8.895cm" svg:y="17.595cm">
            <text:p text:style-name="P1"><text:span text:style-name="T1">x</text:span></text:p>
          </draw:rect>
          <draw:rect draw:style-name="gr1" draw:text-style-name="P2" draw:layer="layout" svg:width="0.4cm" svg:height="0.8cm" svg:x="11.695cm" svg:y="17.595cm">
            <text:p text:style-name="P1"><text:span text:style-name="T1">m</text:span></text:p>
          </draw:rect>
          <draw:rect draw:style-name="gr1" draw:text-style-name="P2" draw:layer="layout" svg:width="0.4cm" svg:height="0.8cm" svg:x="11.295cm" svg:y="17.595cm">
            <text:p text:style-name="P1"><text:span text:style-name="T1">m</text:span></text:p>
          </draw:rect>
          <draw:rect draw:style-name="gr1" draw:text-style-name="P2" xml:id="id10" draw:id="id10" draw:layer="layout" svg:width="0.4cm" svg:height="0.8cm" svg:x="10.895cm" svg:y="17.595cm">
            <text:p text:style-name="P1"><text:span text:style-name="T1">...</text:span></text:p>
          </draw:rect>
          <draw:rect draw:style-name="gr1" draw:text-style-name="P2" draw:layer="layout" svg:width="0.4cm" svg:height="0.8cm" svg:x="10.495cm" svg:y="17.595cm">
            <text:p text:style-name="P1"><text:span text:style-name="T1">m</text:span></text:p>
          </draw:rect>
          <draw:rect draw:style-name="gr1" draw:text-style-name="P2" draw:layer="layout" svg:width="0.7cm" svg:height="0.8cm" svg:x="8.195cm" svg:y="17.595cm">
            <text:p text:style-name="P1"><text:span text:style-name="T1">...</text:span></text:p>
          </draw:rect>
          <draw:frame draw:style-name="gr10" draw:text-style-name="P3" draw:layer="layout" svg:width="1.4cm" svg:height="0.645cm" svg:x="5.2cm" svg:y="15.7cm">
            <draw:text-box>
              <text:p><text:span text:style-name="T2">Base</text:span></text:p>
            </draw:text-box>
          </draw:frame>
          <draw:frame draw:style-name="gr11" draw:text-style-name="P3" draw:layer="layout" svg:width="1.4cm" svg:height="0.645cm" svg:x="10cm" svg:y="15.7cm">
            <draw:text-box>
              <text:p><text:span text:style-name="T2">Mask</text:span></text:p>
            </draw:text-box>
          </draw:frame>
          <draw:connector draw:style-name="gr4" draw:text-style-name="P1" draw:layer="layout" draw:type="line" svg:x1="7.1cm" svg:y1="17cm" svg:x2="9.095cm" svg:y2="17.595cm" draw:start-shape="id7" draw:end-shape="id8" draw:end-glue-point="0" svg:d="m7100 17000 1995 595">
            <text:p/>
          </draw:connector>
          <draw:connector draw:style-name="gr4" draw:text-style-name="P1" draw:layer="layout" draw:type="line" svg:x1="13.5cm" svg:y1="17cm" svg:x2="11.095cm" svg:y2="17.595cm" draw:start-shape="id9" draw:start-glue-point="2" draw:end-shape="id10" draw:end-glue-point="0" svg:d="m13500 17000-2405 595">
            <text:p/>
          </draw:connector>
          <draw:frame draw:style-name="gr10" draw:text-style-name="P4" draw:layer="layout" svg:width="3.2cm" svg:height="0.721cm" svg:x="8.6cm" svg:y="19.1cm">
            <draw:text-box>
              <text:p text:style-name="P4"><text:span text:style-name="T1">Range Mas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Harris</meta:initial-creator>
    <meta:creation-date>2013-01-26T08:34:39</meta:creation-date>
    <dc:date>2013-01-26T09:42:12</dc:date>
    <dc:creator>David Harris</dc:creator>
    <meta:editing-duration>PT17M24S</meta:editing-duration>
    <meta:editing-cycles>5</meta:editing-cycles>
    <meta:generator>OpenOffice.org/3.4.1$Unix OpenOffice.org_project/341m1$Build-9593</meta:generator>
    <meta:document-statistic meta:object-count="112"/>
  </office:meta>
</office:document-meta>
</file>